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03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66.6mm"/>
    </style:style>
    <style:style style:name="co7" style:family="table-column">
      <style:table-column-properties fo:break-before="auto" style:column-width="26.58mm"/>
    </style:style>
    <style:style style:name="co8" style:family="table-column">
      <style:table-column-properties fo:break-before="auto" style:column-width="29.81mm"/>
    </style:style>
    <style:style style:name="co9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39.41mm"/>
    </style:style>
    <style:style style:name="co11" style:family="table-column">
      <style:table-column-properties fo:break-before="auto" style:column-width="45.09mm"/>
    </style:style>
    <style:style style:name="co12" style:family="table-column">
      <style:table-column-properties fo:break-before="auto" style:column-width="52.71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50.96mm"/>
    </style:style>
    <style:style style:name="co15" style:family="table-column">
      <style:table-column-properties fo:break-before="auto" style:column-width="36.58mm"/>
    </style:style>
    <style:style style:name="co16" style:family="table-column">
      <style:table-column-properties fo:break-before="auto" style:column-width="42.9mm"/>
    </style:style>
    <style:style style:name="co17" style:family="table-column">
      <style:table-column-properties fo:break-before="auto" style:column-width="45.95mm"/>
    </style:style>
    <style:style style:name="co18" style:family="table-column">
      <style:table-column-properties fo:break-before="auto" style:column-width="47.64mm"/>
    </style:style>
    <style:style style:name="co19" style:family="table-column">
      <style:table-column-properties fo:break-before="auto" style:column-width="62.23mm"/>
    </style:style>
    <style:style style:name="co20" style:family="table-column">
      <style:table-column-properties fo:break-before="auto" style:column-width="41.15mm"/>
    </style:style>
    <style:style style:name="co21" style:family="table-column">
      <style:table-column-properties fo:break-before="auto" style:column-width="58.81mm"/>
    </style:style>
    <style:style style:name="co22" style:family="table-column">
      <style:table-column-properties fo:break-before="auto" style:column-width="60.98mm"/>
    </style:style>
    <style:style style:name="co23" style:family="table-column">
      <style:table-column-properties fo:break-before="auto" style:column-width="33.53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28.28mm"/>
    </style:style>
    <style:style style:name="co26" style:family="table-column">
      <style:table-column-properties fo:break-before="auto" style:column-width="34.41mm"/>
    </style:style>
    <style:style style:name="co27" style:family="table-column">
      <style:table-column-properties fo:break-before="auto" style:column-width="36.37mm"/>
    </style:style>
    <style:style style:name="co28" style:family="table-column">
      <style:table-column-properties fo:break-before="auto" style:column-width="48.77mm"/>
    </style:style>
    <style:style style:name="co29" style:family="table-column">
      <style:table-column-properties fo:break-before="auto" style:column-width="56.83mm"/>
    </style:style>
    <style:style style:name="co30" style:family="table-column">
      <style:table-column-properties fo:break-before="auto" style:column-width="38.98mm"/>
    </style:style>
    <style:style style:name="co31" style:family="table-column">
      <style:table-column-properties fo:break-before="auto" style:column-width="47.13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46.18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103.66mm"/>
    </style:style>
    <style:style style:name="co36" style:family="table-column">
      <style:table-column-properties fo:break-before="auto" style:column-width="69.62mm"/>
    </style:style>
    <style:style style:name="co37" style:family="table-column">
      <style:table-column-properties fo:break-before="auto" style:column-width="22.44mm"/>
    </style:style>
    <style:style style:name="co38" style:family="table-column">
      <style:table-column-properties fo:break-before="auto" style:column-width="69.25mm"/>
    </style:style>
    <style:style style:name="co39" style:family="table-column">
      <style:table-column-properties fo:break-before="auto" style:column-width="75.57mm"/>
    </style:style>
    <style:style style:name="co40" style:family="table-column">
      <style:table-column-properties fo:break-before="auto" style:column-width="85.14mm"/>
    </style:style>
    <style:style style:name="co41" style:family="table-column">
      <style:table-column-properties fo:break-before="auto" style:column-width="85.58mm"/>
    </style:style>
    <style:style style:name="co42" style:family="table-column">
      <style:table-column-properties fo:break-before="auto" style:column-width="64.89mm"/>
    </style:style>
    <style:style style:name="co43" style:family="table-column">
      <style:table-column-properties fo:break-before="auto" style:column-width="46.5mm"/>
    </style:style>
    <style:style style:name="co44" style:family="table-column">
      <style:table-column-properties fo:break-before="auto" style:column-width="57.93mm"/>
    </style:style>
    <style:style style:name="co45" style:family="table-column">
      <style:table-column-properties fo:break-before="auto" style:column-width="54.61mm"/>
    </style:style>
    <style:style style:name="co46" style:family="table-column">
      <style:table-column-properties fo:break-before="auto" style:column-width="87.33mm"/>
    </style:style>
    <style:style style:name="co47" style:family="table-column">
      <style:table-column-properties fo:break-before="auto" style:column-width="42.25mm"/>
    </style:style>
    <style:style style:name="co48" style:family="table-column">
      <style:table-column-properties fo:break-before="auto" style:column-width="76.66mm"/>
    </style:style>
    <style:style style:name="co49" style:family="table-column">
      <style:table-column-properties fo:break-before="auto" style:column-width="44.86mm"/>
    </style:style>
    <style:style style:name="co50" style:family="table-column">
      <style:table-column-properties fo:break-before="auto" style:column-width="71.44mm"/>
    </style:style>
    <style:style style:name="co51" style:family="table-column">
      <style:table-column-properties fo:break-before="auto" style:column-width="50.31mm"/>
    </style:style>
    <style:style style:name="co52" style:family="table-column">
      <style:table-column-properties fo:break-before="auto" style:column-width="43.11mm"/>
    </style:style>
    <style:style style:name="co53" style:family="table-column">
      <style:table-column-properties fo:break-before="auto" style:column-width="56.18mm"/>
    </style:style>
    <style:style style:name="co54" style:family="table-column">
      <style:table-column-properties fo:break-before="auto" style:column-width="49.65mm"/>
    </style:style>
    <style:style style:name="co55" style:family="table-column">
      <style:table-column-properties fo:break-before="auto" style:column-width="22.58mm"/>
    </style:style>
    <style:style style:name="co56" style:family="table-column">
      <style:table-column-properties fo:break-before="auto" style:column-width="19.17mm"/>
    </style:style>
    <style:style style:name="co57" style:family="table-column">
      <style:table-column-properties fo:break-before="auto" style:column-width="70.56mm"/>
    </style:style>
    <style:style style:name="co58" style:family="table-column">
      <style:table-column-properties fo:break-before="auto" style:column-width="49mm"/>
    </style:style>
    <style:style style:name="co59" style:family="table-column">
      <style:table-column-properties fo:break-before="auto" style:column-width="59.44mm"/>
    </style:style>
    <style:style style:name="co60" style:family="table-column">
      <style:table-column-properties fo:break-before="auto" style:column-width="61.63mm"/>
    </style:style>
    <style:style style:name="co61" style:family="table-column">
      <style:table-column-properties fo:break-before="auto" style:column-width="76.22mm"/>
    </style:style>
    <style:style style:name="co62" style:family="table-column">
      <style:table-column-properties fo:break-before="auto" style:column-width="55.76mm"/>
    </style:style>
    <style:style style:name="co63" style:family="table-column">
      <style:table-column-properties fo:break-before="auto" style:column-width="73.82mm"/>
    </style:style>
    <style:style style:name="co64" style:family="table-column">
      <style:table-column-properties fo:break-before="auto" style:column-width="45.74mm"/>
    </style:style>
    <style:style style:name="co65" style:family="table-column">
      <style:table-column-properties fo:break-before="auto" style:column-width="52.92mm"/>
    </style:style>
    <style:style style:name="co66" style:family="table-column">
      <style:table-column-properties fo:break-before="auto" style:column-width="61.42mm"/>
    </style:style>
    <style:style style:name="co67" style:family="table-column">
      <style:table-column-properties fo:break-before="auto" style:column-width="53.55mm"/>
    </style:style>
    <style:style style:name="co68" style:family="table-column">
      <style:table-column-properties fo:break-before="auto" style:column-width="83.41mm"/>
    </style:style>
    <style:style style:name="co69" style:family="table-column">
      <style:table-column-properties fo:break-before="auto" style:column-width="43.34mm"/>
    </style:style>
    <style:style style:name="co70" style:family="table-column">
      <style:table-column-properties fo:break-before="auto" style:column-width="71mm"/>
    </style:style>
    <style:style style:name="co71" style:family="table-column">
      <style:table-column-properties fo:break-before="auto" style:column-width="59.88mm"/>
    </style:style>
    <style:style style:name="co72" style:family="table-column">
      <style:table-column-properties fo:break-before="auto" style:column-width="46.81mm"/>
    </style:style>
    <style:style style:name="co73" style:family="table-column">
      <style:table-column-properties fo:break-before="auto" style:column-width="40.08mm"/>
    </style:style>
    <style:style style:name="co74" style:family="table-column">
      <style:table-column-properties fo:break-before="auto" style:column-width="29.85mm"/>
    </style:style>
    <style:style style:name="co75" style:family="table-column">
      <style:table-column-properties fo:break-before="auto" style:column-width="31.98mm"/>
    </style:style>
    <style:style style:name="co76" style:family="table-column">
      <style:table-column-properties fo:break-before="auto" style:column-width="54.66mm"/>
    </style:style>
    <style:style style:name="co77" style:family="table-column">
      <style:table-column-properties fo:break-before="auto" style:column-width="53.57mm"/>
    </style:style>
    <style:style style:name="co78" style:family="table-column">
      <style:table-column-properties fo:break-before="auto" style:column-width="50.09mm"/>
    </style:style>
    <style:style style:name="co79" style:family="table-column">
      <style:table-column-properties fo:break-before="auto" style:column-width="56.62mm"/>
    </style:style>
    <style:style style:name="co80" style:family="table-column">
      <style:table-column-properties fo:break-before="auto" style:column-width="53.1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Ressource">
      <style:table-properties table:display="true" style:writing-mode="lr-tb"/>
    </style:style>
    <style:style style:name="ta12" style:family="table" style:master-page-name="PageStyle_5f_04_5f_Infralineaire">
      <style:table-properties table:display="true" style:writing-mode="lr-tb"/>
    </style:style>
    <style:style style:name="ta13" style:family="table" style:master-page-name="PageStyle_5f_04_5f_Noeud">
      <style:table-properties table:display="true" style:writing-mode="lr-tb"/>
    </style:style>
    <style:style style:name="ta14" style:family="table" style:master-page-name="PageStyle_5f_04_5f_Equipement">
      <style:table-properties table:display="true" style:writing-mode="lr-tb"/>
    </style:style>
    <style:style style:name="ta15" style:family="table" style:master-page-name="PageStyle_5f_04_5f_Environnement">
      <style:table-properties table:display="true" style:writing-mode="lr-tb"/>
    </style:style>
    <style:style style:name="ta16" style:family="table" style:master-page-name="PageStyle_5f_04_5f_Observation">
      <style:table-properties table:display="true" style:writing-mode="lr-tb"/>
    </style:style>
    <style:style style:name="ta17" style:family="table" style:master-page-name="PageStyle_5f_04_5f_Profil">
      <style:table-properties table:display="true" style:writing-mode="lr-tb"/>
    </style:style>
    <style:style style:name="ta18" style:family="table" style:master-page-name="PageStyle_5f_05_5f_Graphique">
      <style:table-properties table:display="true" style:writing-mode="lr-tb"/>
    </style:style>
    <style:style style:name="ta19" style:family="table" style:master-page-name="PageStyle_5f_05_5f_Modele">
      <style:table-properties table:display="true" style:writing-mode="lr-tb"/>
    </style:style>
    <style:style style:name="ta20" style:family="table" style:master-page-name="PageStyle_5f_05_5f_Photo">
      <style:table-properties table:display="true" style:writing-mode="lr-tb"/>
    </style:style>
    <style:style style:name="ta21" style:family="table" style:master-page-name="PageStyle_5f_05_5f_Rasters">
      <style:table-properties table:display="true" style:writing-mode="lr-tb"/>
    </style:style>
    <style:style style:name="ta22" style:family="table" style:master-page-name="PageStyle_5f_05_5f_Topographie">
      <style:table-properties table:display="true" style:writing-mode="lr-tb"/>
    </style:style>
    <style:style style:name="ta23" style:family="table" style:master-page-name="PageStyle_5f_06_5f_Graphiquedata">
      <style:table-properties table:display="true" style:writing-mode="lr-tb"/>
    </style:style>
    <style:style style:name="ta24" style:family="table" style:master-page-name="PageStyle_5f_06_5f_Pointtopo">
      <style:table-properties table:display="true" style:writing-mode="lr-tb"/>
    </style:style>
    <style:style style:name="ta25" style:family="table" style:master-page-name="PageStyle_5f_06_5f_Tcobjetintervenant">
      <style:table-properties table:display="true" style:writing-mode="lr-tb"/>
    </style:style>
    <style:style style:name="ta26" style:family="table" style:master-page-name="PageStyle_5f_06_5f_Tcobjetressource">
      <style:table-properties table:display="true" style:writing-mode="lr-tb"/>
    </style:style>
    <style:style style:name="ta27" style:family="table" style:master-page-name="PageStyle_5f_06_5f_Tcobjetzonegeo">
      <style:table-properties table:display="true" style:writing-mode="lr-tb"/>
    </style:style>
    <style:style style:name="ta28" style:family="table" style:master-page-name="PageStyle_5f_06_5f_Tctravauxdescriptionsyste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rotation-align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7" style:family="table-cell" style:parent-style-name="Normal_20_3">
      <style:table-cell-properties style:rotation-align="none"/>
    </style:style>
    <style:style style:name="ce23" style:family="table-cell" style:parent-style-name="Normal_20_2">
      <style:table-cell-properties style:rotation-align="none"/>
    </style:style>
    <style:style style:name="ce25" style:family="table-cell" style:parent-style-name="Normal_20_2">
      <style:table-cell-properties fo:background-color="#ffff00" style:rotation-align="none"/>
    </style:style>
    <style:style style:name="ce2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Normal_20_2_20_2">
      <style:table-cell-properties style:rotation-align="none"/>
    </style:style>
    <style:style style:name="ce26" style:family="table-cell" style:parent-style-name="Normal_20_2" style:data-style-name="N1">
      <style:table-cell-properties style:rotation-align="none"/>
    </style:style>
    <style:style style:name="ce28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6" style:family="table-cell" style:parent-style-name="Normal_20_3">
      <style:table-cell-properties fo:background-color="#ffff00" style:rotation-align="none"/>
    </style:style>
    <style:style style:name="ce47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database" table:style-name="ta2"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atabas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usinesslin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Type de base de données méti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sourcesdirector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hemin vers le répertoire des res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 du crs dans la norme EPS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n de la base de données mè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Versio de la base de données méti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varia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 table:number-columns-repeated="2"/>
          <table:table-cell office:value-type="string" calcext:value-type="string">
            <text:p>date de création de la révi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commentaire éventuel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4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default-cell-style-name="Default"/>
        <table:table-column table:style-name="co9" table:number-columns-repeated="1019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objec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objec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déb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style-name="Default"/>
          <table:table-cell table:style-name="ce18" office:value-type="string" calcext:value-type="string">
            <text:p>version de f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cré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modific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style-name="ce18" office:value-type="string" calcext:value-type="string">
            <text:p>date de l'effac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ent</text:p>
          </table:table-cell>
          <table:table-cell office:value-type="string" calcext:value-type="string">
            <text:p>VARCHAR(500)</text:p>
          </table:table-cell>
          <table:table-cell/>
          <table:table-cell table:style-name="Default"/>
          <table:table-cell table:style-name="ce18" office:value-type="string" calcext:value-type="string">
            <text:p>commentaire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cas de l'import - id de la table d'origi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 office:value-type="string" calcext:value-type="string">
            <text:p>cas de l'import - nom de la table d'orig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actor_crea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24" table:default-cell-style-name="Default"/>
        <table:table-column table:style-name="co16" table:default-cell-style-name="Default"/>
        <table:table-column table:style-name="co25" table:default-cell-style-name="ce21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 WHERE object.lpk_revision_end IS NULL AND object.datetimedestruction IS NULL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ct.* <text:s/>FROM descriptionsystem INNER JOIN object ON descriptionsystem.lpk_object = object.pk_object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trategicval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operation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style-name="Default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style-name="Default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rationalsta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teoperationalcreationupper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etimeoperationaldestructio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geotrackingxy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zquality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0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sse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lasse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asse 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eotracking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17" office:value-type="string" calcext:value-type="string">
            <text:p>street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up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downname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streetcomment</text:p>
          </table:table-cell>
          <table:table-cell table:style-name="ce17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lid_actor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riétaire</text:p>
          </table:table-cell>
          <table:table-cell office:value-type="string" calcext:value-type="string">
            <text:p>Own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id_actor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id_actor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 office:value-type="string" calcext:value-type="string">
            <text:p>float_1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2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3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4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5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6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7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8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9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loat_10</text:p>
          </table:table-cell>
          <table:table-cell table:style-name="ce19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5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6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7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8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9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ring_10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t" table:style-name="ta6">
        <table:table-column table:style-name="co26" table:default-cell-style-name="Default"/>
        <table:table-column table:style-name="co27" table:number-columns-repeated="7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t.*, object.* FROM event INNER JOIN object ON event.lpk_object = object.pk_object WHERE object.lpk_revision_end IS NULL AND <text:s/>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t.*, object.* FROM event INNER JOIN object ON event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event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ve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everit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slis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actor" table:style-name="ta7">
        <table:table-column table:style-name="co28" table:number-columns-repeated="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actor.*, object.* <text:s/>FROM actor INNER JOIN object ON actor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actor.*, object.* <text:s/>FROM actor INNER JOIN object ON actor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actor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acto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cto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ocie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ho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livery" table:style-name="ta8">
        <office:forms form:automatic-focus="false" form:apply-design-mode="false"/>
        <table:table-column table:style-name="co29" table:default-cell-style-name="Default"/>
        <table:table-column table:style-name="co30" table:number-columns-repeated="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delivery.*, object.* <text:s/>FROM delivery INNER JOIN object ON deliver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livery.*, object.* <text:s/>FROM delivery INNER JOIN object ON deliver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delivery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deliver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deliverycategor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MAI</text:p>
          </table:table-cell>
          <table:table-cell/>
          <table:table-cell office:value-type="string" calcext:value-type="string">
            <text:p>Contrat principal</text:p>
          </table:table-cell>
          <table:table-cell office:value-type="string" calcext:value-type="string">
            <text:p>Main contract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Phases du contrat principal</text:p>
          </table:table-cell>
          <table:table-cell office:value-type="string" calcext:value-type="string">
            <text:p>Stage of main contract</text:p>
          </table:table-cell>
          <table:table-cell table:style-name="ce27"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TDL</text:p>
          </table:table-cell>
          <table:table-cell table:style-name="ce27"/>
          <table:table-cell office:value-type="string" calcext:value-type="string">
            <text:p>Intervention tiers</text:p>
          </table:table-cell>
          <table:table-cell table:style-name="ce27" office:value-type="string" calcext:value-type="string">
            <text:p>Third delivery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3"/>
          <table:table-cell table:style-name="ce18"/>
          <table:table-cell/>
          <table:table-cell table:style-name="ce27" office:value-type="string" calcext:value-type="string">
            <text:p>WOR</text:p>
          </table:table-cell>
          <table:table-cell table:style-name="ce27"/>
          <table:table-cell office:value-type="string" calcext:value-type="string">
            <text:p>Travaux</text:p>
          </table:table-cell>
          <table:table-cell table:style-name="ce27" office:value-type="string" calcext:value-type="string">
            <text:p>Work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jectowne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/>
          <table:table-cell table:style-name="ce27" table:number-columns-repeated="2"/>
          <table:table-cell/>
          <table:table-cell table:style-name="ce27"/>
          <table:table-cell table:number-columns-repeated="1014"/>
        </table:table-row>
        <table:table-row table:style-name="ro1">
          <table:table-cell table:style-name="ce2" office:value-type="string" calcext:value-type="string">
            <text:p>contractor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style-name="ce2" office:value-type="string" calcext:value-type="string">
            <text:p>datecontrac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ctref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urgenc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estimatedcost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estimatedduration</text:p>
          </table:table-cell>
          <table:table-cell table:style-name="ce27" office:value-type="string" calcext:value-type="string">
            <text:p>NUMERIC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dateestimatedenddelivery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3"/>
          <table:table-cell/>
          <table:table-cell table:style-name="ce27" table:number-columns-repeated="1018"/>
        </table:table-row>
        <table:table-row table:style-name="ro1">
          <table:table-cell table:style-name="ce27" office:value-type="string" calcext:value-type="string">
            <text:p>subdeliverystag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3"/>
          <table:table-cell/>
          <table:table-cell office:value-type="string" calcext:value-type="string">
            <text:p>NULL</text:p>
          </table:table-cell>
          <table:table-cell table:style-name="ce27"/>
          <table:table-cell table:number-columns-repeated="2" table:style-name="ce27" office:value-type="string" calcext:value-type="string">
            <text:p>/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NON</text:p>
          </table:table-cell>
          <table:table-cell table:style-name="ce27"/>
          <table:table-cell table:style-name="ce27" office:value-type="string" calcext:value-type="string">
            <text:p>Non programme</text:p>
          </table:table-cell>
          <table:table-cell table:style-name="ce27" office:value-type="string" calcext:value-type="string">
            <text:p>Not scheduled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PRO</text:p>
          </table:table-cell>
          <table:table-cell table:style-name="ce27"/>
          <table:table-cell table:style-name="ce27" office:value-type="string" calcext:value-type="string">
            <text:p>Programme</text:p>
          </table:table-cell>
          <table:table-cell table:style-name="ce27" office:value-type="string" calcext:value-type="string">
            <text:p>Scheduled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ETU</text:p>
          </table:table-cell>
          <table:table-cell table:style-name="ce27"/>
          <table:table-cell table:style-name="ce27" office:value-type="string" calcext:value-type="string">
            <text:p>Conception</text:p>
          </table:table-cell>
          <table:table-cell table:style-name="ce27" office:value-type="string" calcext:value-type="string">
            <text:p>Design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A</text:p>
          </table:table-cell>
          <table:table-cell table:style-name="ce27"/>
          <table:table-cell table:style-name="ce27" office:value-type="string" calcext:value-type="string">
            <text:p>Realisation</text:p>
          </table:table-cell>
          <table:table-cell table:style-name="ce27" office:value-type="string" calcext:value-type="string">
            <text:p>Execution</text:p>
          </table:table-cell>
          <table:table-cell table:style-name="ce27" table:number-columns-repeated="1014"/>
        </table:table-row>
        <table:table-row table:style-name="ro1">
          <table:table-cell table:style-name="ce27" table:number-columns-repeated="5"/>
          <table:table-cell/>
          <table:table-cell table:style-name="ce27" office:value-type="string" calcext:value-type="string">
            <text:p>REC</text:p>
          </table:table-cell>
          <table:table-cell table:style-name="ce27"/>
          <table:table-cell table:style-name="ce27" office:value-type="string" calcext:value-type="string">
            <text:p>Receptionne</text:p>
          </table:table-cell>
          <table:table-cell table:style-name="ce27" office:value-type="string" calcext:value-type="string">
            <text:p>Taken over</text:p>
          </table:table-cell>
          <table:table-cell table:style-name="ce27" table:number-columns-repeated="1014"/>
        </table:table-row>
        <table:table-row table:style-name="ro1">
          <table:table-cell table:style-name="ce27" office:value-type="string" calcext:value-type="string">
            <text:p>datedeliverystart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atedeliveryending</text:p>
          </table:table-cell>
          <table:table-cell table:style-name="ce27" office:value-type="string" calcext:value-type="string">
            <text:p>TIMESTAMP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eliverylocationcity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deliverylocationstreetname</text:p>
          </table:table-cell>
          <table:table-cell table:style-name="ce27" office:value-type="string" calcext:value-type="string">
            <text:p>VARCHAR(255)</text:p>
          </table:table-cell>
          <table:table-cell table:style-name="ce27" table:number-columns-repeated="1022"/>
        </table:table-row>
        <table:table-row table:style-name="ro1">
          <table:table-cell table:style-name="ce27" office:value-type="string" calcext:value-type="string">
            <text:p>lid_delivery</text:p>
          </table:table-cell>
          <table:table-cell table:style-name="ce27" office:value-type="string" calcext:value-type="string">
            <text:p>INT</text:p>
          </table:table-cell>
          <table:table-cell table:style-name="ce27"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9">
        <table:table-column table:style-name="co33" table:number-columns-repeated="7" table:default-cell-style-name="Default"/>
        <table:table-column table:style-name="co34" table:default-cell-style-name="Default"/>
        <table:table-column table:style-name="co33" table:number-columns-repeated="5" table:default-cell-style-name="Default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eoarea.* , object.* FROM geoarea INNER JOIN object ON geoarea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eoarea.* , object.* <text:s/>FROM geoarea INNER JOIN object ON geoarea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k_geoarea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geoare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pan text:style-name="T1">lpk_object</text:span>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count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10">
        <office:forms form:automatic-focus="false" form:apply-design-mode="false"/>
        <table:table-column table:style-name="co16" table:number-columns-repeated="3" table:default-cell-style-name="ce23"/>
        <table:table-column table:style-name="co35" table:default-cell-style-name="ce23"/>
        <table:table-column table:style-name="co36" table:default-cell-style-name="ce23"/>
        <table:table-column table:style-name="co16" table:number-columns-repeated="2" table:default-cell-style-name="ce23"/>
        <table:table-column table:style-name="co37" table:number-columns-repeated="1017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ficiency.* , object.* FROM deficiency INNER JOIN object ON deficiency.lpk_object = object.pk_object 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ficiency.* , object.* FROM deficiency INNER JOIN object ON deficiency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deficienc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deficienc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5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Linear facility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office:value-type="string" calcext:value-type="string">
            <text:p>Nod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office:value-type="string" calcext:value-type="string">
            <text:p>Equipme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priorit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risks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1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2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sector3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le descriptionsystem du désodre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ource" table:style-name="ta11">
        <table:table-column table:style-name="co33" table:default-cell-style-name="ce23"/>
        <table:table-column table:style-name="co38" table:number-columns-repeated="4" table:default-cell-style-name="ce23"/>
        <table:table-column table:style-name="co24" table:number-columns-repeated="2" table:default-cell-style-name="ce23"/>
        <table:table-column table:style-name="co33" table:default-cell-style-name="ce23"/>
        <table:table-column table:style-name="co38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ource.*, object.* FROM resource INNER JOIN object ON resource.lpk_object = object.pk_object <text:s text:c="2"/>WHERE object.lpk_revision_end IS NULL <text:s/>AND object.datetimedestruction IS NULL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ource.*, object.* <text:s/>FROM resource INNER JOIN object ON resource.lpk_object = object.pk_object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18"/>
          <table:table-cell table:number-columns-repeated="1020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re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id_resour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productor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adres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mai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producerphone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resourceinde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12">
        <table:table-column table:style-name="co33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1" table:number-columns-repeated="4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dge.*,descriptionsystem.*, <text:s/>object.* <text:s/>FROM edge INNER JOIN descriptionsystem ON edg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k_edge</text:p>
          </table:table-cell>
          <table:table-cell office:value-type="string" calcext:value-type="string">
            <text:p>SERIAL PRIMARY KEY</text:p>
          </table:table-cell>
          <table:table-cell table:number-columns-repeated="2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edg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une ressource via id_ressour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mont via id_descritionsys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Lien vers le nœud aval <text:s/>via id_descritionsyste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27" table:number-columns-repeated="4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de.*,descriptionsystem.*, <text:s/>object.* FROM node INNER JOIN descriptionsystem ON nod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de.*, descriptionsystem.*, <text:s/>object.* FROM node INNER JOIN descriptionsystem ON nod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nod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nod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13">
        <table:table-column table:style-name="co1" table:default-cell-style-name="ce23"/>
        <table:table-column table:style-name="co27" table:default-cell-style-name="ce23"/>
        <table:table-column table:style-name="co41" table:default-cell-style-name="ce23"/>
        <table:table-column table:style-name="co42" table:default-cell-style-name="ce23"/>
        <table:table-column table:style-name="co43" table:default-cell-style-name="ce23"/>
        <table:table-column table:style-name="co27" table:number-columns-repeated="3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surface.*,descriptionsystem.*, <text:s/>object.* FROM surface INNER JOIN descriptionsystem ON surface.lpk_descriptionsystem = descriptionsystem.pk_descriptionsystem INNER JOIN object ON Descriptionsystem.lpk_object = object.pk_object <text:s text:c="2"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surface.*, descriptionsystem.*, <text:s/>object.* FROM surface INNER JOIN descriptionsystem ON surfac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surfa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surfac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lid_descriptionsystem_1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2</text:p>
          </table:table-cell>
          <table:table-cell table:style-name="Default"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eud entrant ou sortant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id_descriptionsystem_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5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6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7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8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9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lid_descriptionsystem_10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facility.*, <text:s/>descriptionsystem.*,object.* <text:s/>FROM facility INNER JOIN descriptionsystem ON facility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facility.*, <text:s/>descriptionsystem.*, object.* FROM facility INNER JOIN descriptionsystem ON facility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facilit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facilit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14">
        <table:table-column table:style-name="co44" table:default-cell-style-name="ce23"/>
        <table:table-column table:style-name="co27" table:default-cell-style-name="ce23"/>
        <table:table-column table:style-name="co45" table:default-cell-style-name="ce23"/>
        <table:table-column table:style-name="co46" table:default-cell-style-name="ce23"/>
        <table:table-column table:style-name="co27" table:number-columns-repeated="5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ment.*, <text:s/>descriptionsystem.*,object.* <text:s/>FROM equipment INNER JOIN descriptionsystem ON equip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ment.*, <text:s/>descriptionsystem.*, object.* FROM equipment INNER JOIN descriptionsystem ON equip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quip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quip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6">
          <table:table-cell table:style-name="ce25" office:value-type="string" calcext:value-type="string">
            <text:p>equipment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24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e ressource type photo, graph .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un element du reseau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ment" table:style-name="ta15">
        <table:table-column table:style-name="co11" table:default-cell-style-name="ce23"/>
        <table:table-column table:style-name="co47" table:default-cell-style-name="ce23"/>
        <table:table-column table:style-name="co48" table:default-cell-style-name="ce23"/>
        <table:table-column table:style-name="co47" table:number-columns-repeated="4" table:default-cell-style-name="ce23"/>
        <table:table-column table:style-name="co49" table:default-cell-style-name="ce23"/>
        <table:table-column table:style-name="co37" table:number-columns-repeated="1016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ment.*, descriptionsystem.*, object.* <text:s text:c="2"/>FROM environment INNER JOIN descriptionsystem ON environment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25" office:value-type="string" calcext:value-type="string">
            <text:p>pk_environ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id_environmen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6">
        <office:forms form:automatic-focus="false" form:apply-design-mode="false"/>
        <table:table-column table:style-name="co50" table:default-cell-style-name="ce23"/>
        <table:table-column table:style-name="co51" table:number-columns-repeated="6" table:default-cell-style-name="ce23"/>
        <table:table-column table:style-name="co25" table:default-cell-style-name="ce23"/>
        <table:table-column table:style-name="co52" table:default-cell-style-name="ce23"/>
        <table:table-column table:style-name="co37" table:number-columns-repeated="1015" table:default-cell-style-name="ce23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ct.* FROM observation INNER JOIN object ON observation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ct.* FROM observation INNER JOIN object ON observation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lpk_objec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ct(pk_object)</text:p>
          </table:table-cell>
          <table:table-cell table:style-name="Default"/>
          <table:table-cell table:style-name="ce18" office:value-type="string" calcext:value-type="string">
            <text:p>Objet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9" office:value-type="string" calcext:value-type="string">
            <text:p>conditionglobal</text:p>
          </table:table-cell>
          <table:table-cell table:style-name="ce29" office:value-type="string" calcext:value-type="string">
            <text:p>INT</text:p>
          </table:table-cell>
          <table:table-cell table:style-name="ce29" table:number-columns-repeated="3"/>
          <table:table-cell table:style-name="Default"/>
          <table:table-cell table:style-name="ce29" table:number-columns-repeated="1018"/>
        </table:table-row>
        <table:table-row table:style-name="ro1">
          <table:table-cell table:style-name="ce25" office:value-type="string" calcext:value-type="string">
            <text:p>gravity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office:value-type="string" calcext:value-type="string">
            <text:p>0 : no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office:value-type="string" calcext:value-type="string">
            <text:p>1 : low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office:value-type="string" calcext:value-type="string">
            <text:p>2 : medium term urgenc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26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office:value-type="string" calcext:value-type="string">
            <text:p>3 : critical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progression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nextactiontype</text:p>
          </table:table-cell>
          <table:table-cell office:value-type="string" calcext:value-type="string">
            <text:p>VARCHAR(500)</text:p>
          </table:table-cell>
          <table:table-cell table:number-columns-repeated="3"/>
          <table:table-cell table:style-name="Default"/>
          <table:table-cell office:value-type="string" calcext:value-type="string">
            <text:p><text:s text:c="9"/>AUC</text:p>
          </table:table-cell>
          <table:table-cell/>
          <table:table-cell office:value-type="string" calcext:value-type="string">
            <text:p>Aucune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3"/>SUR</text:p>
          </table:table-cell>
          <table:table-cell/>
          <table:table-cell office:value-type="string" calcext:value-type="string">
            <text:p>Surveillance</text:p>
          </table:table-cell>
          <table:table-cell office:value-type="string" calcext:value-type="string">
            <text:p>Oversight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6"/>ENT</text:p>
          </table:table-cell>
          <table:table-cell/>
          <table:table-cell office:value-type="string" calcext:value-type="string">
            <text:p>Entretien</text:p>
          </table:table-cell>
          <table:table-cell office:value-type="string" calcext:value-type="string">
            <text:p>Maintenan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9"/>ETU</text:p>
          </table:table-cell>
          <table:table-cell/>
          <table:table-cell office:value-type="string" calcext:value-type="string">
            <text:p>Etudes</text:p>
          </table:table-cell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 text:c="8"/>TVX <text:s text:c="3"/></text:p>
          </table:table-cell>
          <table:table-cell/>
          <table:table-cell office:value-type="string" calcext:value-type="string">
            <text:p>Travaux</text:p>
          </table:table-cell>
          <table:table-cell office:value-type="string" calcext:value-type="string">
            <text:p>Work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style-name="ce19" office:value-type="string" calcext:value-type="string">
            <text:p>TRE</text:p>
          </table:table-cell>
          <table:table-cell/>
          <table:table-cell table:style-name="ce19" office:value-type="string" calcext:value-type="string">
            <text:p>Travaux déjà réalisés</text:p>
          </table:table-cell>
          <table:table-cell office:value-type="string" calcext:value-type="string">
            <text:p>Works done</text:p>
          </table:table-cell>
          <table:table-cell table:number-columns-repeated="1014"/>
        </table:table-row>
        <table:table-row table:style-name="ro1">
          <table:table-cell table:style-name="ce25" office:value-type="string" calcext:value-type="string">
            <text:p>nextaction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nextactiontypecomment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lid_deficienc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e" table:style-name="ta17">
        <table:table-column table:style-name="co53" table:default-cell-style-name="ce27"/>
        <table:table-column table:style-name="co54" table:number-columns-repeated="6" table:default-cell-style-name="ce27"/>
        <table:table-column table:style-name="co55" table:default-cell-style-name="ce27"/>
        <table:table-column table:style-name="co56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e.*, descriptionsystem.*, <text:s/>object.* FROM profile INNER JOIN descriptionsystem ON profile.lpk_descriptionsystem = descriptionsystem.pk_descriptionsystem INNER JOIN object ON descriptionsystem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e.*, descriptionsystem.*, <text:s/>object.* <text:s/>FROM profile INNER JOIN Descriptionsystem ON profile.lpk_descriptionsystem = descriptionsystem.pk_descriptionsystem INNER JOIN object ON descriptionsystem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profi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profile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23" office:value-type="string" calcext:value-type="string">
            <text:p>Descriptionsystem(pk_descriptionsystem)</text:p>
          </table:table-cell>
          <table:table-cell table:style-name="Default"/>
          <table:table-cell table:style-name="ce18" office:value-type="string" calcext:value-type="string">
            <text:p>descriptionsystem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profile</text:p>
          </table:table-cell>
          <table:table-cell office:value-type="string" calcext:value-type="string">
            <text:p><text:s/>TIMESTAMP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profil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phique</text:p>
          </table:table-cell>
          <table:table-cell office:value-type="string" calcext:value-type="string">
            <text:p>Grap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<text:s/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Lien vers un descriptionsystem auquel est associé le profi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18">
        <table:table-column table:style-name="co57" table:default-cell-style-name="ce27"/>
        <table:table-column table:style-name="co58" table:number-columns-repeated="9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graph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ph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/>
          <table:table-cell table:number-columns-repeated="2" office:value-type="string" calcext:value-type="string">
            <text:p>Tabl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SV</text:p>
          </table:table-cell>
          <table:table-cell/>
          <table:table-cell table:number-columns-repeated="2" office:value-type="string" calcext:value-type="string">
            <text:p>cs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office:value-type="string" calcext:value-type="string">
            <text:p>Graphique simple</text:p>
          </table:table-cell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Histogramme</text:p>
          </table:table-cell>
          <table:table-cell office:value-type="string" calcext:value-type="string">
            <text:p>Histogra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AD</text:p>
          </table:table-cell>
          <table:table-cell/>
          <table:table-cell table:number-columns-repeated="2" office:value-type="string" calcext:value-type="string">
            <text:p>Radar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" table:style-name="ta19">
        <table:table-column table:style-name="co59" table:default-cell-style-name="ce27"/>
        <table:table-column table:style-name="co60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.* ,resource.*, object.* <text:s/>FROM model INNER JOIN resource ON model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odel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odel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table:style-name="Default"/>
          <table:table-cell office:value-type="string" calcext:value-type="string">
            <text:p>Res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500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eport" table:style-name="ta2">
        <table:table-column table:style-name="co61" table:default-cell-style-name="ce27"/>
        <table:table-column table:style-name="co62" table:number-columns-repeated="10" table:default-cell-style-name="ce27"/>
        <table:table-column table:style-name="co37" table:number-columns-repeated="1013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eport.*, resource.*, object.* <text:s text:c="2"/>FROM report INNER JOIN resource ON report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port.*, resource.*, object.* <text:s/>FROM report INNER JOIN resource ON report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e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eport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edia" table:style-name="ta20">
        <table:table-column table:style-name="co63" table:default-cell-style-name="ce27"/>
        <table:table-column table:style-name="co64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edia.*, resource.*, object.* <text:s/>FROM media INNER JOIN resource ON media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media.*, resource.*, object.* <text:s text:c="2"/>FROM media INNER JOIN resource ON media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media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media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medi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PHO</text:p>
          </table:table-cell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roquis</text:p>
          </table:table-cell>
          <table:table-cell office:value-type="string" calcext:value-type="string">
            <text:p>Sketch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ID</text:p>
          </table:table-cell>
          <table:table-cell/>
          <table:table-cell table:number-columns-repeated="2" office:value-type="string" calcext:value-type="string">
            <text:p>Vid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1">
        <table:table-column table:style-name="co39" table:default-cell-style-name="ce27"/>
        <table:table-column table:style-name="co65" table:number-columns-repeated="4" table:default-cell-style-name="ce27"/>
        <table:table-column table:style-name="co66" table:default-cell-style-name="ce27"/>
        <table:table-column table:style-name="co65" table:default-cell-style-name="ce27"/>
        <table:table-column table:style-name="co37" table:default-cell-style-name="ce27"/>
        <table:table-column table:style-name="co67" table:number-columns-repeated="2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ource.*, object.* FROM rasters INNER JOIN resource ON rasters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ource.*, object.*FROM rasters INNER JOIN resource ON rasters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s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F</text:p>
          </table:table-cell>
          <table:table-cell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Raster-Reference 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RF</text:p>
          </table:table-cell>
          <table:table-cell/>
          <table:table-cell office:value-type="string" calcext:value-type="string">
            <text:p>Raster-IGN25k de reference</text:p>
          </table:table-cell>
          <table:table-cell office:value-type="string" calcext:value-type="string">
            <text:p>Raster-Reference 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RF</text:p>
          </table:table-cell>
          <table:table-cell/>
          <table:table-cell office:value-type="string" calcext:value-type="string">
            <text:p>Raster-Lidar de reference</text:p>
          </table:table-cell>
          <table:table-cell office:value-type="string" calcext:value-type="string">
            <text:p>Raster-Reference 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D</text:p>
          </table:table-cell>
          <table:table-cell/>
          <table:table-cell office:value-type="string" calcext:value-type="string">
            <text:p>Raster-Lidar</text:p>
          </table:table-cell>
          <table:table-cell office:value-type="string" calcext:value-type="string">
            <text:p>Raster-LIDA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RT</text:p>
          </table:table-cell>
          <table:table-cell/>
          <table:table-cell table:number-columns-repeated="2" office:value-type="string" calcext:value-type="string">
            <text:p>Raster-Orthophot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GN</text:p>
          </table:table-cell>
          <table:table-cell/>
          <table:table-cell office:value-type="string" calcext:value-type="string">
            <text:p>Raster-IGN25k</text:p>
          </table:table-cell>
          <table:table-cell office:value-type="string" calcext:value-type="string">
            <text:p>Raster-Topographic map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Raster-Autre</text:p>
          </table:table-cell>
          <table:table-cell office:value-type="string" calcext:value-type="string">
            <text:p>Raster – 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HP</text:p>
          </table:table-cell>
          <table:table-cell/>
          <table:table-cell office:value-type="string" calcext:value-type="string">
            <text:p>Vecteur-Shapefile</text:p>
          </table:table-cell>
          <table:table-cell office:value-type="string" calcext:value-type="string">
            <text:p>Vector – Shapefile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y" table:style-name="ta22">
        <table:table-column table:style-name="co68" table:default-cell-style-name="ce27"/>
        <table:table-column table:style-name="co69" table:default-cell-style-name="ce27"/>
        <table:table-column table:style-name="co12" table:default-cell-style-name="ce27"/>
        <table:table-column table:style-name="co69" table:number-columns-repeated="6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 <text:s/>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y.*, resource.*, object.* FROM topography INNER JOIN resource ON topography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</text:p>
          </table:table-cell>
          <table:table-cell office:value-type="string" calcext:value-type="string">
            <text:p>SERIAL PRIMARY KEY</text:p>
          </table:table-cell>
          <table:table-cell/>
          <table:table-cell table:style-name="Default"/>
          <table:table-cell table:style-name="ce18" office:value-type="string" calcext:value-type="string">
            <text:p>clé primai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_topography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table:style-name="ce18" office:value-type="string" calcext:value-type="string">
            <text:p>identifiant - invariant selon les vers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pk_re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ource(pk_resource)</text:p>
          </table:table-cell>
          <table:table-cell table:style-name="Default"/>
          <table:table-cell office:value-type="string" calcext:value-type="string">
            <text:p>resource associé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3">
        <table:table-column table:style-name="co42" table:default-cell-style-name="ce27"/>
        <table:table-column table:style-name="co62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data.* FROM graph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DJAN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QGIS</text:p>
          </table:table-cell>
          <table:table-cell office:value-type="string" calcext:value-type="string">
            <text:p>SELECT graphdata.*, graph.*, resource.*, Objet.* FROM graphdata INNER JOIN <text:s/>graph ON graphdata.lpk_graph = graph.pk_graph INNER JOIN resource ON graph.lpk_resource = resource.pk_resource INNER JOIN Objet ON re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graph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(pk_graph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raph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4">
        <table:table-column table:style-name="co59" table:default-cell-style-name="ce27"/>
        <table:table-column table:style-name="co70" table:default-cell-style-name="ce27"/>
        <table:table-column table:style-name="co71" table:default-cell-style-name="ce27"/>
        <table:table-column table:style-name="co20" table:number-columns-repeated="11" table:default-cell-style-name="ce27"/>
        <table:table-column table:style-name="co37" table:number-columns-repeated="1010" table:default-cell-style-name="ce27"/>
        <table:table-row table:style-name="ro1">
          <table:table-cell office:value-type="string" calcext:value-type="string">
            <text:p>#DJAN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table:style-name="ce47" office:value-type="string" calcext:value-type="string">
            <text:p>SELECT topographydata.* FROM topography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opography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P1 </text:p>
          </table:table-cell>
          <table:table-cell/>
          <table:table-cell table:number-columns-repeated="2" office:value-type="string" calcext:value-type="string">
            <text:p>Type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ccurac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height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value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actor" table:style-name="ta25">
        <table:table-column table:style-name="co72" table:default-cell-style-name="ce27"/>
        <table:table-column table:style-name="co73" table:number-columns-repeated="7" table:default-cell-style-name="ce27"/>
        <table:table-column table:style-name="co74" table:default-cell-style-name="ce27"/>
        <table:table-column table:style-name="co75" table:default-cell-style-name="ce27"/>
        <table:table-column table:style-name="co37" table:number-columns-repeated="1014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actor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a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acto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acto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rol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A</text:p>
          </table:table-cell>
          <table:table-cell/>
          <table:table-cell office:value-type="string" calcext:value-type="string">
            <text:p>Maitre d ouvrage</text:p>
          </table:table-cell>
          <table:table-cell office:value-type="string" calcext:value-type="string">
            <text:p>Project 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aitre d oeuvre</text:p>
          </table:table-cell>
          <table:table-cell office:value-type="string" calcext:value-type="string">
            <text:p>Prime contrac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naire</text:p>
          </table:table-cell>
          <table:table-cell office:value-type="string" calcext:value-type="string">
            <text:p>Operato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prietaire</text:p>
          </table:table-cell>
          <table:table-cell office:value-type="string" calcext:value-type="string">
            <text:p>Own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restataire</text:p>
          </table:table-cell>
          <table:table-cell office:value-type="string" calcext:value-type="string">
            <text:p>Provider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T</text:p>
          </table:table-cell>
          <table:table-cell/>
          <table:table-cell office:value-type="string" calcext:value-type="string">
            <text:p>Sous traitant</text:p>
          </table:table-cell>
          <table:table-cell office:value-type="string" calcext:value-type="string">
            <text:p>Subcontractor</text:p>
          </table:table-cell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resource" table:style-name="ta26">
        <table:table-column table:style-name="co12" table:default-cell-style-name="ce27"/>
        <table:table-column table:style-name="co76" table:number-columns-repeated="7" table:default-cell-style-name="ce27"/>
        <table:table-column table:style-name="co37" table:number-columns-repeated="1016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re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ctre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re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ctgeoarea" table:style-name="ta27">
        <table:table-column table:style-name="co77" table:default-cell-style-name="ce27"/>
        <table:table-column table:style-name="co78" table:number-columns-repeated="6" table:default-cell-style-name="ce27"/>
        <table:table-column table:style-name="co37" table:number-columns-repeated="1017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ctgeoarea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ctgeo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objectgeoare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geoare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deliveryobject" table:style-name="ta28">
        <office:forms form:automatic-focus="false" form:apply-design-mode="false"/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deliveryobjec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delivery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deliveryobjec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livery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c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surfacedescriptionsystem" table:style-name="ta28">
        <table:table-column table:style-name="co79" table:default-cell-style-name="ce27"/>
        <table:table-column table:style-name="co80" table:number-columns-repeated="8" table:default-cell-style-name="ce27"/>
        <table:table-column table:style-name="co37" table:number-columns-repeated="1015" table:default-cell-style-name="ce2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surface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surface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pk_tcsurface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surfa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06:37:09.5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127</meta:editing-cycles>
    <meta:creation-date>2019-04-16T08:05:59</meta:creation-date>
    <dc:date>2020-05-20T06:41:10.506000000</dc:date>
    <dc:language>fr-FR</dc:language>
    <meta:editing-duration>P2DT17H21M17S</meta:editing-duration>
    <meta:generator>LibreOffice/6.2.8.2$Windows_X86_64 LibreOffice_project/f82ddfca21ebc1e222a662a32b25c0c9d20169ee</meta:generator>
    <meta:document-statistic meta:table-count="32" meta:cell-count="16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